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2</text:p>
      <text:p text:style-name="P1"/>
      <text:p text:style-name="P1">Quality Soft</text:p>
      <text:p text:style-name="P1">Contact List Project</text:p>
      <text:p text:style-name="P1"/>
      <text:p text:style-name="P2">Team 3</text:p>
      <text:p text:style-name="P2"/>
      <text:p text:style-name="P3">Kushlani Jayasinha</text:p>
      <text:p text:style-name="P3"/>
      <text:p text:style-name="P3">Shu Lo</text:p>
      <text:p text:style-name="P3"/>
      <text:p text:style-name="P3">Namjun Kim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xhlani Jayasinya</meta:initial-creator>
    <meta:creation-date>2016-03-08T09:23:38.14</meta:creation-date>
    <meta:document-statistic meta:table-count="0" meta:image-count="0" meta:object-count="0" meta:page-count="1" meta:paragraph-count="7" meta:word-count="15" meta:character-count="78"/>
    <dc:date>2016-03-08T09:26:41.34</dc:date>
    <dc:creator>Kuxhlani Jayasinya</dc:creator>
    <meta:editing-duration>PT3M3S</meta:editing-duration>
    <meta:editing-cycles>1</meta:editing-cycles>
    <meta:generator>OpenOffice/4.0.1$Win32 OpenOffice.org_project/401m5$Build-9714</meta:generator>
  </office:meta>
</office:document-meta>
</file>